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5.02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1: <text:line-break/>Periodische Funktionen</text:p>
          </draw:text-box>
        </draw:frame>
        <draw:frame presentation:style-name="pr5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2: <text:line-break/>Abtasttheorie</text:p>
          </draw:text-box>
        </draw:frame>
        <draw:frame presentation:style-name="pr5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3: <text:line-break/>Sampling</text:p>
          </draw:text-box>
        </draw:frame>
        <draw:frame presentation:style-name="pr5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4: <text:line-break/>Faltung und Filterung</text:p>
          </draw:text-box>
        </draw:frame>
        <draw:frame presentation:style-name="pr5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5: <text:line-break/>Fourierreihe</text:p>
          </draw:text-box>
        </draw:frame>
        <draw:frame presentation:style-name="pr5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21">21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21">21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1T14:56:41.466000000</dc:date>
    <meta:generator>LibreOffice/4.2.3.3$Windows_x86 LibreOffice_project/882f8a0a489bc99a9e60c7905a60226254cb6ff0</meta:generator>
    <meta:editing-duration>PT6M45S</meta:editing-duration>
    <meta:editing-cycles>8</meta:editing-cycles>
    <meta:document-statistic meta:object-count="57"/>
  </office:meta>
</office:document-meta>
</file>